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LTRAN HALLASI, ANA RO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ELTRAN HALLASI, ANA RO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06750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OYZUETA REVILLA, JORGE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01704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7192030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716365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7:44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